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2" svg:font-family="Arial, sans-serif"/>
    <style:font-face style:name="MuseoSansCyrl" svg:font-family="MuseoSansCyr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.423cm" style:auto-text-indent="false" fo:padding="0cm" fo:border="none"/>
      <style:text-properties fo:font-variant="normal" fo:text-transform="none" fo:color="#000000" style:font-name="Arial1" fo:font-size="7.80000019073486pt" fo:letter-spacing="normal" fo:font-style="normal" fo:font-weight="normal" officeooo:paragraph-rsid="000c245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.423cm" style:auto-text-indent="false" fo:padding="0cm" fo:border="none"/>
      <style:text-properties officeooo:paragraph-rsid="000ad4ef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.423cm" style:auto-text-indent="false" fo:padding="0cm" fo:border="none"/>
      <style:text-properties fo:font-variant="normal" fo:text-transform="none" fo:color="#000000" style:font-name="Arial1" fo:font-size="7.80000019073486pt" fo:letter-spacing="normal" fo:language="ru" fo:country="RU" fo:font-style="normal" fo:font-weight="normal" officeooo:rsid="000ad4ef" officeooo:paragraph-rsid="000ad4ef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.423cm" style:auto-text-indent="false" fo:break-before="page" fo:padding="0cm" fo:border="none"/>
      <style:text-properties fo:font-variant="normal" fo:text-transform="none" fo:color="#000000" style:font-name="Arial1" fo:font-size="7.80000019073486pt" fo:letter-spacing="normal" fo:language="ru" fo:country="RU" fo:font-style="normal" fo:font-weight="normal" officeooo:rsid="000c245e" officeooo:paragraph-rsid="000c245e"/>
    </style:style>
    <style:style style:name="P5" style:family="paragraph" style:parent-style-name="Text_20_body">
      <style:text-properties fo:language="ru" fo:country="RU" officeooo:paragraph-rsid="0010fc02"/>
    </style:style>
    <style:style style:name="P6" style:family="paragraph">
      <style:text-properties fo:language="ru" fo:country="RU"/>
    </style:style>
    <style:style style:name="P7" style:family="paragraph">
      <style:text-properties fo:language="ru" fo:country="RU" officeooo:paragraph-rsid="0010fc02"/>
    </style:style>
    <style:style style:name="P8" style:family="paragraph" style:list-style-name="L2"/>
    <style:style style:name="P9" style:family="paragraph" style:list-style-name="L1"/>
    <style:style style:name="T1" style:family="text">
      <style:text-properties fo:language="ru" fo:country="RU"/>
    </style:style>
    <style:style style:name="T2" style:family="text">
      <style:text-properties fo:language="ru" fo:country="RU" officeooo:rsid="000ad4ef"/>
    </style:style>
    <style:style style:name="T3" style:family="text">
      <style:text-properties fo:language="ru" fo:country="RU" officeooo:rsid="000c245e"/>
    </style:style>
    <style:style style:name="T4" style:family="text">
      <style:text-properties fo:language="ru" fo:country="RU" officeooo:rsid="000cc0ce"/>
    </style:style>
    <style:style style:name="T5" style:family="text">
      <style:text-properties fo:font-variant="normal" fo:text-transform="none" fo:color="#000000" style:font-name="Arial2" fo:font-size="7.19999980926514pt" fo:letter-spacing="normal" fo:font-style="normal" fo:font-weight="normal"/>
    </style:style>
    <style:style style:name="T6" style:family="text">
      <style:text-properties fo:font-variant="normal" fo:text-transform="none" fo:color="#000000" style:font-name="Arial2" fo:font-size="7.19999980926514pt" fo:letter-spacing="normal" fo:language="ru" fo:country="RU" fo:font-style="normal" fo:font-weight="normal" officeooo:rsid="000c245e"/>
    </style:style>
    <style:style style:name="T7" style:family="text">
      <style:text-properties fo:font-variant="normal" fo:text-transform="none" fo:color="#000000" style:font-name="Arial1" fo:font-size="7.80000019073486pt" fo:letter-spacing="normal" fo:font-style="normal" fo:font-weight="normal"/>
    </style:style>
    <style:style style:name="T8" style:family="text">
      <style:text-properties fo:font-variant="normal" fo:text-transform="none" fo:color="#000000" style:font-name="Arial1" fo:font-size="7.80000019073486pt" fo:letter-spacing="normal" fo:language="ru" fo:country="RU" fo:font-style="normal" fo:font-weight="normal" officeooo:rsid="000ad4ef"/>
    </style:style>
    <style:style style:name="T9" style:family="text">
      <style:text-properties fo:font-variant="normal" fo:text-transform="none" fo:color="#30373b" style:font-name="MuseoSansCyrl" fo:font-size="9pt" fo:letter-spacing="normal" fo:language="ru" fo:country="RU" fo:font-style="normal" fo:font-weight="normal" officeooo:rsid="000c245e" loext:padding="0cm" loext:border="none"/>
    </style:style>
    <style:style style:name="T10" style:family="text">
      <style:text-properties officeooo:rsid="000f6a96"/>
    </style:style>
    <style:style style:name="T11" style:family="text">
      <style:text-properties fo:color="#000066" style:font-name="Times New Roman1" fo:font-size="10pt"/>
    </style:style>
    <style:style style:name="T12" style:family="text">
      <style:text-properties fo:color="#000066" style:font-name="Times New Roman1" fo:font-size="10pt" fo:font-weight="normal"/>
    </style:style>
    <style:style style:name="T13" style:family="text">
      <style:text-properties officeooo:rsid="0010fc02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Введение.</text:p>
      <text:p text:style-name="Text_20_body">В настоящее время увеличивается количество новых локальных сетей <text:span text:style-name="T1">даже в не больших организациях таких как школа</text:span>, существующие сети расширяются, возрастает число пользователей этих сетей <text:span text:style-name="T1">и число компьютерных классов</text:span>. </text:p>
      <text:p text:style-name="Text_20_body">Локальная сеть (LAN, Local Area Network) – это компьютерная сеть, позволяющая нескольким компьютерам подключаться к Интернету через единую точку доступа. Общей точкой доступа могут выступать модемы, маршрутизаторы, коммутаторы, сетевые адаптеры. Соответственно, локальная сеть может быть построена по технологии Ethernet (проводной доступ в Интернет) или Wi-Fi, Bluetooth, GPRS (беспроводной доступ). <text:span text:style-name="T1">Подключение к Интернету через локальную сеть очень удобно для членов сети, поэтому данная технология имеет большое распространение.</text:span></text:p>
      <text:p text:style-name="Text_20_body"><text:span text:style-name="T1"><text:s/>С помощью локальной сети удаленные рабочие станции объединяются в единую систему, имеющую следующие преимущества:</text:span></text:p>
      <text:list xml:id="list5908346902090303057" text:style-name="L1">
        <text:list-item>
          <text:p>Разделение ресурсов - позволяет совместно использовать ресурсы, например, периферийные устройства (принтеры, сканеры), всеми станциями, входящими в сеть.</text:p>
        </text:list-item>
        <text:list-item>
          <text:p>Разделение данных - позволяет совместно использовать информацию, находящуюся на жестких дисках рабочих станций и сервера.</text:p>
        </text:list-item>
        <text:list-item>
          <text:p>Разделение программных средств - обеспечивает совместное использование программ, установленных на рабочих станциях и сервере.</text:p>
        </text:list-item>
        <text:list-item>
          <text:p>Разделение ресурсов процессора - возможность использования вычислительных мощностей для обработки данных другими системами, входящими в сеть.</text:p>
        </text:list-item>
      </text:list>
      <text:p>Широкие возможности компьютеров по обработке информации делают их в принципе пригодными для разнообразного использования в области образования. Они могут облегчить преподавание и изучение материала на всех уровнях - от дошкольников, овладевающих алфавитом, до учащихся старших классов. Компьютеры пригодны для использования в таких областях, как языковедение и математика, история и естественные науки, профессиональная подготовка, музыка и изобразительное искусство, а также чтение и письмо. Компьютеры открывают новые пути в развитии навыков мышления и умения решать проблемы, предоставляют новые возможности для активного обучения. С помощью компьютеров можно сделать проведение уроков, упражнений, контрольных работ, а также учет успеваемости более эффективными. Это разгружает учителей и позволяет им уделять больше времени индивидуальным занятиям. Компьютеры могут сделать многие уроки более интересными и убедительными, а огромный поток информации — легкодоступным. </text:p>
      <text:p text:style-name="P5">При создании любой локальной сети мы обязаны <text:span text:style-name="T10">обеспечить степень её защиты, т. е.</text:span></text:p>
      <text:p text:style-name="P5"><text:span text:style-name="T13">организовать защиту её</text:span> <text:span text:style-name="T13">программной и аппаратной части</text:span>. </text:p>
      <text:p><text:span text:style-name="Strong_20_Emphasis">П</text:span>од аппаратными средствами защиты понимаются специальные средства, непосредственно входящие в состав технического обеспечения и выполняющие функции защиты как самостоятельно, так и в комплексе с другими средствами, например с программными. Можно выделить некоторые наиболее важные элементы аппаратной защиты:</text:p>
      <text:list xml:id="list6836831955752871704" text:style-name="L2">
        <text:list-item>
          <text:p>защита от сбоев в электропитании;</text:p>
        </text:list-item>
        <text:list-item>
          <text:p>защита от сбоев серверов, рабочих станций и локальных компьютеров;</text:p>
        </text:list-item>
        <text:list-item>
          <text:p>защита от сбоев устройств для хранения информации;</text:p>
        </text:list-item>
        <text:list-item>
          <text:p>защита от утечек информации электромагнитных излучений.</text:p>
        </text:list-item>
      </text:list>
      <text:p><text:s/></text:p>
      <text:p text:style-name="P4">Анализ</text:p>
      <text:p text:style-name="P1"><text:span text:style-name="T2">Любая </text:span><text:span text:style-name="T3">школа на данный момент имеет как минимум 2 локальных сети. </text:span><text:span text:style-name="T4">Одна 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2" svg:font-family="Arial, sans-serif"/>
    <style:font-face style:name="MuseoSansCyrl" svg:font-family="MuseoSansCyr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9S</meta:editing-duration>
    <meta:editing-cycles>4</meta:editing-cycles>
    <meta:generator>LibreOffice/5.2.3.3$Windows_x86 LibreOffice_project/d54a8868f08a7b39642414cf2c8ef2f228f780cf</meta:generator>
    <dc:date>2017-04-30T13:12:06.785000000</dc:date>
    <meta:document-statistic meta:table-count="0" meta:image-count="0" meta:object-count="0" meta:page-count="2" meta:paragraph-count="19" meta:word-count="396" meta:character-count="3120" meta:non-whitespace-character-count="2742"/>
    <meta:user-defined meta:name="Info 1"/>
    <meta:user-defined meta:name="Info 2"/>
    <meta:user-defined meta:name="Info 3"/>
    <meta:user-defined meta:name="Info 4"/>
  </office:meta>
</office:document-meta>
</file>